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626in"/>
    </style:style>
    <style:style style:name="co4" style:family="table-column">
      <style:table-column-properties fo:break-before="auto" style:column-width="5.2957in"/>
    </style:style>
    <style:style style:name="co5" style:family="table-column">
      <style:table-column-properties fo:break-before="auto" style:column-width="3.6339in"/>
    </style:style>
    <style:style style:name="co6" style:family="table-column">
      <style:table-column-properties fo:break-before="auto" style:column-width="4.1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<text:a xlink:href="https://docs.oasis-open.org/cti/stix/v2.1/csprd01/stix-v2.1-csprd01.html" xlink:type="simple">STIX™ Version 2.1</text:a></text:p>
          </table:table-cell>
          <table:covered-table-cell/>
        </table:table-row>
      </table:table>
      <table:table table:name="Cyber-observable Objects" table:style-name="ta1"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TIX Property</text:p>
          </table:table-cell>
          <table:table-cell table:style-name="ce1" office:value-type="string" calcext:value-type="string">
            <text:p>Zeek field(s)</text:p>
          </table:table-cell>
          <table:table-cell table:style-name="ce1" office:value-type="string" calcext:value-type="string">
            <text:p>Malcolm field(s)</text:p>
          </table:table-cell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80" xlink:type="simple">6        STIX™ Cyber-observable Objec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81" xlink:type="simple">6.1 Artifact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tifact.decryption_k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fact.encryption_algorith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fact.hash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fact.mime_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fact.payload_b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fact.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83" xlink:type="simple">6.2 AS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onomous-system.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nomous-system.nu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nomous-system.r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85" xlink:type="simple">6.3 Directory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rectory.a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ory.contains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ory.c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ory.m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ory.pa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ory.path_e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87" xlink:type="simple">6.4 Domain Name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main-name.resolves_to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-name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90" xlink:type="simple">6.5 ​Email Address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ail-addr.belongs_to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addr.display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addr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92" xlink:type="simple">6.6 ​Email Message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ail-message.additional_header_fiel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bcc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bod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body_multip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cc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content_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d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from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is_multip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raw_email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received_li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sender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su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to_r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96" xlink:type="simple">6.7 ​File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.a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contains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content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c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hash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magic_number_h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mime_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m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name_en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parent_directory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98" xlink:type="simple">6.7.2 ​Archive File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s.extensions[archive-ext].contains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archive-ext].com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00" xlink:type="simple">6.7.3 ​NTFS File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s.extensions[ntfs-ext].s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ntfs-ext].alternate_data_stre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04" xlink:type="simple">6.7.4 PDF File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s.extensions[pdf-ext].vers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pdf-ext].is_optimiz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pdf-ext].document_info_di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pdf-ext].pdfi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pdf-ext].pdfi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06" xlink:type="simple">6.7.5 ​Raster Image File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s.extensions[image_height]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image_width]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bits_per_pixel]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exif_tags]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08" xlink:type="simple">6.7.6 ​Windows™ PE Binary File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s.extensions[windows-pebinary-ext].pe_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imphas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machine_h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number_of_sec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time_date_stam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pointer_to_symbol_table_h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number_of_symbo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size_of_optional_hea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characteristics_h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file_header_hash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se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10" xlink:type="simple">6.7.6.2 ​Windows™ PE Optional Header Type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s.extensions[windows-pebinary-ext].optional_header.address_of_entry_poin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base_of_cod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base_of_dat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checksum_h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dll_characteristics_h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file_alignmen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hashe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image_bas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loader_flags_h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agic_h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ajor_image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ajor_linker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ajor_os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ajor_subsystem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inor_image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inor_linker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inor_os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inor_subsystem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number_of_rva_and_size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ection_alignmen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cod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header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heap_commi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heap_reserv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imag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initialized_dat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stack_commi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stack_reserv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uninitialized_dat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ubsystem_h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win32_version_value_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12" xlink:type="simple">6.7.6.3 Windows™ PE Section Type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s.extensions[windows-pe-ext].sections.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-ext].sections.siz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-ext].sections.entro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-ext].sections.has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14" xlink:type="simple">6.8 ​IPv4 Address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pv4-addr.belongs_to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pv4-addr.resolves_to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pv4-addr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17" xlink:type="simple">6.9 ​IPv6 Address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pv6-addr.belongs_to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pv6-addr.resolves_to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pv6-addr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20" xlink:type="simple">6.10 ​MAC Address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c-addr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24" xlink:type="simple">6.12 ​Network Traffic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twork-traffic.dst_byte_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dst_packe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dst_payload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dst_po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dst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ncapsulated_by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ncapsulates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ipfi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is_act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protoco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src_byte_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src_packe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src_payload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src_po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src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26" xlink:type="simple">6.12.2 ​HTTP Request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twork-traffic.extensions[http-request-ext].message_body_data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http-request-ext].message_body_leng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http-request-ext].request_hea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http-request-ext].request_meth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http-request-ext].request_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http-request-ext].request_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28" xlink:type="simple">6.12.3 ​ICMP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twork-traffic.extensions[icmp-ext].icmp_type_h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icmp-ext].icmp_code_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30" xlink:type="simple">6.12.4 ​Network Socket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twork-traffic.extensions[socket-ext].address_family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socket-ext].is_blocking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socket-ext].is_listening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socket-ext].option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socket-ext].socket_descriptor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socket-ext].socket_handl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socket-ext].socket_typ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32" xlink:type="simple">6.12.5 ​TCP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twork-traffic.extensions[tcp-ext].dst_flags_h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tcp-ext].src_flags_hex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34" xlink:type="simple">6.13 ​Process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s.child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command_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created_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creator_user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c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nvironment_variab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image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is_hidd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opened_connection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parent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36" xlink:type="simple">6.13.2 ​Windows™ Process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s.extensions[windows-process-ext].aslr_enable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process-ext].dep_enable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process-ext].integrity_level 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process-ext].owner_s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process-ext].priority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process-ext].startup_info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process-ext].window_tit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38" xlink:type="simple">6.13.3 ​Windows™ Service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s.extensions[windows-service-ext].descri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service-ext].display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service-ext].group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service-ext].service_dll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service-ext].service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service-ext].service_stat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service-ext].service_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service-ext].start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40" xlink:type="simple">6.14 ​Software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ftware.c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ftware.languag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ftware.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ftware.vend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ftware.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42" xlink:type="simple">6.15 ​URL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l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44" xlink:type="simple">6.16 ​User Account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-account.account_crea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account_expi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account_first_log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account_last_log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account_log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account_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can_escalate_priv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credenti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credential_last_chang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display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is_disabl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is_privileg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is_service_ac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us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46" xlink:type="simple">6.16.2 ​UNIX™ Account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-account.extensions[unix-account-ext].g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extensions[unix-account-ext].group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extensions[unix-account-ext].home_dir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extensions[unix-account-ext].shel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48" xlink:type="simple">6.17 ​Windows™ Registry Key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ndows-registry-key.creator_user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dows-registry-key.k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dows-registry-key.modified_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dows-registry-key.number_of_subkey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dows-registry-key.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53" xlink:type="simple">6.18 ​X.509 Certificate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509-certificate.hash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is_self_sign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issu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serial_nu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signature_algorith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su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subject_public_key_algorith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subject_public_key_expon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subject_public_key_modul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validity_not_af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validity_not_befo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55" xlink:type="simple">6.18.2 ​X.509 v3 Extensions Type</text:a>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x509-certificate.x509_v3_extensions.authority_key_identifi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basic_constraint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certificate_policie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crl_distribution_point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extended_key_usag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inhibit_any_polic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issuer_alternative_nam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key_usag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name_constraint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policy_constraint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policy_mapping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private_key_usage_period_not_aft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private_key_usage_period_not_befor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subject_alternative_nam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subject_directory_attribute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subject_key_identifi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'Cyber-observable Objects'.A1:'Cyber-observable Objects'.A24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0:00:31.5587140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4:18:51.501167257</meta:creation-date>
    <meta:generator>LibreOffice/7.2.3.2$Linux_X86_64 LibreOffice_project/20$Build-2</meta:generator>
    <dc:date>2022-01-07T10:49:54.400050196</dc:date>
    <meta:editing-duration>PT36M25S</meta:editing-duration>
    <meta:editing-cycles>4</meta:editing-cycles>
    <meta:document-statistic meta:table-count="2" meta:cell-count="268" meta:object-count="0"/>
  </office:meta>
</office:document-meta>
</file>